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3787in" svg:y="0.7295in">
            <draw:object draw:notify-on-update-of-ranges="Sheet1.A1:Sheet1.A1 Sheet1.A2:Sheet1.A11 Sheet1.B1:Sheet1.B1 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 (msec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596677999943495" calcext:value-type="float">
            <text:p>0.5966779999434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1651449999772" calcext:value-type="float">
            <text:p>1.165144999977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.62648299988359" calcext:value-type="float">
            <text:p>2.6264829998835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.946466000285" calcext:value-type="float">
            <text:p>5.94646600028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4.2688400000334" calcext:value-type="float">
            <text:p>14.2688400000334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34.0271300002933" calcext:value-type="float">
            <text:p>34.0271300002933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94.1925209998153" calcext:value-type="float">
            <text:p>94.1925209998153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182.759929999709" calcext:value-type="float">
            <text:p>182.759929999709</text:p>
          </table:table-cell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479.583750999998" calcext:value-type="float">
            <text:p>479.583750999998</text:p>
          </table:table-cell>
        </table:table-row>
        <table:table-row table:style-name="ro1">
          <table:table-cell office:value-type="float" office:value="512000" calcext:value-type="float">
            <text:p>512000</text:p>
          </table:table-cell>
          <table:table-cell office:value-type="float" office:value="936.461490000132" calcext:value-type="float">
            <text:p>936.4614900001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09:11:12.484683106</meta:creation-date>
    <dc:date>2023-02-02T09:14:44.596124689</dc:date>
    <meta:editing-duration>PT3M32S</meta:editing-duration>
    <meta:editing-cycles>1</meta:editing-cycles>
    <meta:document-statistic meta:table-count="1" meta:cell-count="22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85cm" svg:y="0.316cm" chart:style-name="ch2">
          <text:p>Tiempo - Array.sort</text:p>
        </chart:title>
        <chart:legend chart:legend-position="end" svg:x="13.28cm" svg:y="4.201cm" style:legend-expansion="high" chart:style-name="ch3"/>
        <chart:plot-area chart:style-name="ch4" table:cell-range-address="Sheet1.A1:Sheet1.B11" chart:data-source-has-labels="row" svg:x="1.331cm" svg:y="1.275cm" svg:width="11.629cm" svg:height="6.564cm">
          <chart:coordinate-region svg:x="2.323cm" svg:y="1.474cm" svg:width="10.08cm" svg:height="5.718cm"/>
          <chart:axis chart:dimension="x" chart:name="primary-x" chart:style-name="ch5">
            <chart:title svg:x="6.969cm" svg:y="8.019cm" chart:style-name="ch6">
              <text:p>N</text:p>
            </chart:title>
          </chart:axis>
          <chart:axis chart:dimension="y" chart:name="primary-y" chart:style-name="ch7">
            <chart:title svg:x="0.451cm" svg:y="4.998cm" chart:style-name="ch8">
              <text:p>msec</text:p>
            </chart:title>
            <chart:grid chart:style-name="ch9" chart:class="major"/>
          </chart:axis>
          <chart:series chart:style-name="ch10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 (msec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2:Sheet1.A11</svg:desc>
                </draw:g>
              </table:table-cell>
              <table:table-cell office:value-type="float" office:value="0.596677999943495">
                <text:p>0.596677999943495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1.1651449999772">
                <text:p>1.16514499997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2.62648299988359">
                <text:p>2.626482999883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5.946466000285">
                <text:p>5.9464660002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0">
                <text:p>16000</text:p>
              </table:table-cell>
              <table:table-cell office:value-type="float" office:value="14.2688400000334">
                <text:p>14.26884000003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00">
                <text:p>32000</text:p>
              </table:table-cell>
              <table:table-cell office:value-type="float" office:value="34.0271300002933">
                <text:p>34.02713000029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00">
                <text:p>64000</text:p>
              </table:table-cell>
              <table:table-cell office:value-type="float" office:value="94.1925209998153">
                <text:p>94.19252099981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00">
                <text:p>128000</text:p>
              </table:table-cell>
              <table:table-cell office:value-type="float" office:value="182.759929999709">
                <text:p>182.7599299997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000">
                <text:p>256000</text:p>
              </table:table-cell>
              <table:table-cell office:value-type="float" office:value="479.583750999998">
                <text:p>479.583750999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000">
                <text:p>512000</text:p>
              </table:table-cell>
              <table:table-cell office:value-type="float" office:value="936.461490000132">
                <text:p>936.4614900001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